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b61e" officeooo:paragraph-rsid="000ab6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 I find a dt of 0.5 is sufficient for b from 0.01 to 0.5, but if going larger, a smaller dt is needed. </text:p>
      <text:p text:style-name="P1">1c. moratality is the obvious parameter to use. I answered this more fully in the code comments. </text:p>
      <text:p text:style-name="P1"/>
      <text:p text:style-name="P1">3b. No, two predators using the same prey will not coexist for long without an alternate food supply. The prey better adapted to hunt for the prey will receive the majority of the food and the other will die off during the bust cyc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ne </meta:initial-creator>
    <meta:creation-date>2015-03-27T15:42:41.971380524</meta:creation-date>
    <dc:date>2015-03-27T15:45:41.442179856</dc:date>
    <dc:creator>Zane </dc:creator>
    <meta:editing-duration>P0D</meta:editing-duration>
    <meta:editing-cycles>1</meta:editing-cycles>
    <meta:document-statistic meta:table-count="0" meta:image-count="0" meta:object-count="0" meta:page-count="1" meta:paragraph-count="3" meta:word-count="85" meta:character-count="438" meta:non-whitespace-character-count="353"/>
    <meta:generator>LibreOffice/4.2.3.3$Linux_X86_64 LibreOffice_project/420m0$Build-3</meta:generator>
  </office:meta>
</office:document-meta>
</file>